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</style:style>
    <style:style style:name="P2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</style:style>
    <style:style style:name="P3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807f1"/>
    </style:style>
    <style:style style:name="P4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92415"/>
    </style:style>
    <style:style style:name="P5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a3462"/>
    </style:style>
    <style:style style:name="P6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2231ab"/>
    </style:style>
    <style:style style:name="P7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421ea"/>
    </style:style>
    <style:style style:name="P8" style:family="paragraph" style:parent-style-name="Heading_20_1">
      <style:paragraph-properties fo:margin-top="0cm" fo:margin-bottom="0.21cm" style:contextual-spacing="false" fo:padding="0.049cm" fo:border-left="none" fo:border-right="none" fo:border-top="none" fo:border-bottom="0.99pt solid #000000"/>
      <style:text-properties fo:font-size="18pt" style:font-size-asian="18pt" style:font-size-complex="18pt"/>
    </style:style>
    <style:style style:name="P9" style:family="paragraph" style:parent-style-name="Heading_20_3">
      <style:text-properties style:font-name="Liberation Sans1" fo:font-size="14.1000003814697pt" fo:font-weight="bold" officeooo:rsid="002231ab" officeooo:paragraph-rsid="002231a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0" style:family="paragraph" style:parent-style-name="Heading_20_3">
      <style:text-properties officeooo:paragraph-rsid="00279461"/>
    </style:style>
    <style:style style:name="P11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598dc"/>
    </style:style>
    <style:style style:name="P12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79461"/>
    </style:style>
    <style:style style:name="P13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rsid="002598dc" officeooo:paragraph-rsid="002598dc"/>
    </style:style>
    <style:style style:name="P14" style:family="paragraph" style:parent-style-name="Standard" style:master-page-name="">
      <loext:graphic-properties draw:fill="none"/>
      <style:paragraph-properties fo:margin-left="5.001cm" fo:margin-right="0cm" fo:text-indent="-5.001cm" style:auto-text-indent="false" style:page-number="auto" fo:background-color="transparent"/>
    </style:style>
    <style:style style:name="T1" style:family="text">
      <style:text-properties style:font-name="Liberation Serif" fo:font-weight="bold" officeooo:rsid="00164eca" style:font-name-asian="Liberation Serif" style:font-weight-asian="bold" style:font-name-complex="Liberation Serif" style:font-weight-complex="bold"/>
    </style:style>
    <style:style style:name="T2" style:family="text">
      <style:text-properties style:font-name="OpenSymbol" officeooo:rsid="001807f1" style:font-name-asian="OpenSymbol" style:font-name-complex="OpenSymbol"/>
    </style:style>
    <style:style style:name="T3" style:family="text">
      <style:text-properties officeooo:rsid="00164eca"/>
    </style:style>
    <style:style style:name="T4" style:family="text">
      <style:text-properties fo:font-weight="bold" officeooo:rsid="001567f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3462" style:font-weight-asian="normal" style:font-weight-complex="normal"/>
    </style:style>
    <style:style style:name="T7" style:family="text">
      <style:text-properties fo:font-weight="normal" officeooo:rsid="001807f1" style:font-weight-asian="normal" style:font-weight-complex="normal"/>
    </style:style>
    <style:style style:name="T8" style:family="text">
      <style:text-properties fo:font-weight="normal" officeooo:rsid="002231ab" style:font-weight-asian="normal" style:font-weight-complex="normal"/>
    </style:style>
    <style:style style:name="T9" style:family="text">
      <style:text-properties officeooo:rsid="001807f1"/>
    </style:style>
    <style:style style:name="T10" style:family="text">
      <style:text-properties officeooo:rsid="00192415"/>
    </style:style>
    <style:style style:name="T11" style:family="text">
      <style:text-properties officeooo:rsid="001965d9"/>
    </style:style>
    <style:style style:name="T12" style:family="text">
      <style:text-properties officeooo:rsid="001a3462"/>
    </style:style>
    <style:style style:name="T13" style:family="text">
      <style:text-properties officeooo:rsid="001b834b"/>
    </style:style>
    <style:style style:name="T14" style:family="text">
      <style:text-properties officeooo:rsid="001bbe09"/>
    </style:style>
    <style:style style:name="T15" style:family="text">
      <style:text-properties officeooo:rsid="001d7690"/>
    </style:style>
    <style:style style:name="T16" style:family="text">
      <style:text-properties officeooo:rsid="002231ab"/>
    </style:style>
    <style:style style:name="T17" style:family="text">
      <style:text-properties officeooo:rsid="002421ea"/>
    </style:style>
    <style:style style:name="T18" style:family="text">
      <style:text-properties style:font-name="Liberation Sans1" fo:font-weight="bold" officeooo:rsid="002421ea" style:font-name-asian="Noto Sans CJK SC" style:font-weight-asian="bold" style:font-name-complex="Lohit Devanagari1" style:font-weight-complex="bold"/>
    </style:style>
    <style:style style:name="T19" style:family="text">
      <style:text-properties style:font-name="Liberation Sans" fo:font-weight="bold" officeooo:rsid="002421ea" style:font-name-asian="Liberation Sans" style:font-weight-asian="bold" style:font-name-complex="Liberation Sans" style:font-weight-complex="bold"/>
    </style:style>
    <style:style style:name="T20" style:family="text">
      <style:text-properties officeooo:rsid="002598dc"/>
    </style:style>
    <style:style style:name="T21" style:family="text">
      <style:text-properties style:font-name="Liberation Serif" officeooo:rsid="002598dc" style:font-name-asian="Liberation Serif" style:font-name-complex="Liberation Serif"/>
    </style:style>
    <style:style style:name="T22" style:family="text">
      <style:text-properties officeooo:rsid="00279461"/>
    </style:style>
    <style:style style:name="T23" style:family="text">
      <style:text-properties style:font-name="Liberation Serif1" fo:font-size="12pt" fo:font-weight="normal" officeooo:rsid="002598dc" style:font-size-asian="12pt" style:font-weight-asian="normal" style:font-size-complex="12pt" style:font-weight-complex="normal"/>
    </style:style>
    <style:style style:name="T24" style:family="text">
      <style:text-properties style:font-name="Liberation Serif1" fo:font-size="12pt" fo:font-weight="normal" officeooo:rsid="00279461" style:font-size-asian="12pt" style:font-weight-asian="normal" style:font-size-complex="12pt" style:font-weight-complex="normal"/>
    </style:style>
    <style:style style:name="T25" style:family="text">
      <style:text-properties officeooo:rsid="0028c0df"/>
    </style:style>
    <style:style style:name="T26" style:family="text">
      <style:text-properties officeooo:rsid="0029c40c"/>
    </style:style>
    <style:style style:name="T27" style:family="text">
      <style:text-properties officeooo:rsid="002a85df"/>
    </style:style>
    <style:style style:name="T28" style:family="text">
      <style:text-properties officeooo:rsid="002b4c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8">AIDE MÉMOIRE </text:span><text:span text:style-name="T19">−</text:span><text:span text:style-name="T18"> I</text:span>NSTRUCTIONS <text:span text:style-name="T17">DU SIMULATEUR </text:span>AQA.</text:h>
      <text:p text:style-name="P14">&lt;operand2&gt; peut être <text:tab/>Un entier positif : #nnn (exemple #42, ou <text:span text:style-name="T22">en hexadécimal</text:span> #0x1F)<text:line-break/>ou bien un registre : Rm (exemple R1). Les registres vont de R0 à R12.</text:p>
      <text:h text:style-name="P10" text:outline-level="3">Lecture<text:span text:style-name="T16">s</text:span> et écriture<text:span text:style-name="T16">s</text:span> en mémoire ou dans les registres :</text:h>
      <text:p text:style-name="P2">LDR Rd, &lt;adr mémoire&gt;<text:tab/>Valeur stockée à l'&lt;adr mémoire&gt; <text:span text:style-name="T2"></text:span> Rd</text:p>
      <text:p text:style-name="P3">STR Rd, &lt;adr mémoire&gt;<text:tab/><text:span text:style-name="T20">Valeur stockée dans </text:span>Rd <text:span text:style-name="T2"></text:span> &lt;adr mémoire&gt;</text:p>
      <text:p text:style-name="P3">MOV Rd, &lt;operand2&gt;<text:tab/><text:span text:style-name="T9">V</text:span>aleur spécifiée par &lt;operand2&gt; <text:span text:style-name="T2"></text:span> Rd</text:p>
      <text:h text:style-name="Heading_20_3" text:outline-level="3">Additions et soustractions :</text:h>
      <text:p text:style-name="P6">ADD Rd, Rn, &lt;operand2&gt;<text:tab/><text:span text:style-name="T20">Valeur de </text:span>R<text:span text:style-name="T3">n</text:span> <text:span text:style-name="T4">+</text:span> <text:span text:style-name="T9">V</text:span>aleur spécifiée par &lt;operand2&gt; <text:span text:style-name="T2"></text:span> Rd</text:p>
      <text:p text:style-name="P6">SUB Rd, Rn, &lt;operand2&gt;<text:tab/><text:span text:style-name="T20">Valeur de </text:span>R<text:span text:style-name="T3">n</text:span> <text:span text:style-name="T1">−</text:span> <text:span text:style-name="T9">V</text:span>aleur spécifiée par &lt;operand2&gt; <text:span text:style-name="T2"></text:span> Rd</text:p>
      <text:h text:style-name="Heading_20_3" text:outline-level="3">Branchements :</text:h>
      <text:p text:style-name="P6">CMP Rn, &lt;operand2&gt;<text:tab/>Compare la valeur de <text:span text:style-name="T3">Rn</text:span> avec la valeur spécifiée par &lt;operand2&gt; <text:span text:style-name="T3">e</text:span><text:span text:style-name="T10">n vue d’un branchement conditionnel (BEQ, BNE, BGT, BLT)</text:span>.</text:p>
      <text:p text:style-name="P2">B&lt;condition&gt; &lt;label&gt;<text:tab/>Branchement conditionnel vers la position &lt;label&gt; dans le programme.<text:line-break/><text:span text:style-name="T10">Le branchement se fait </text:span><text:span text:style-name="T12">en fonction de</text:span> la dernière comparaison :<text:line-break/><text:span text:style-name="T11">B</text:span>EQ: <text:span text:style-name="T12">branchement si </text:span>égal à ; <text:span text:style-name="T11">B</text:span>NE: <text:span text:style-name="T12">si </text:span>n'est pas égal à; <text:span text:style-name="T11">B</text:span>GT: <text:span text:style-name="T12">si </text:span><text:span text:style-name="T11">strictement p</text:span>lus grand que ; <text:span text:style-name="T11">B</text:span>LT: <text:span text:style-name="T12">si </text:span><text:span text:style-name="T11">strictement m</text:span>oins grand que.</text:p>
      <text:p text:style-name="P4">B &lt;label&gt;<text:tab/>Branchement inconditionnel jusqu'à la posit<text:span text:style-name="T3">i</text:span>on &lt;label&gt; dans le programme.</text:p>
      <text:h text:style-name="Heading_20_3" text:outline-level="3">Opérations bit à bit logiques :</text:h>
      <text:p text:style-name="P5">AND Rd, Rn, &lt;operand2&gt;<text:tab/>R<text:span text:style-name="T3">n</text:span><text:span text:style-name="T5"> </text:span><text:span text:style-name="T8">AND</text:span><text:span text:style-name="T5"> </text:span><text:span text:style-name="T7">V</text:span>aleur spécifiée par &lt;operand2&gt; <text:span text:style-name="T2"></text:span> Rd</text:p>
      <text:p text:style-name="P5">ORR Rd, Rn, &lt;operand2&gt;<text:tab/>R<text:span text:style-name="T3">n</text:span><text:span text:style-name="T5"> </text:span><text:span text:style-name="T8">OR</text:span><text:span text:style-name="T5"> </text:span><text:span text:style-name="T7">V</text:span>aleur spécifiée par &lt;operand2&gt; <text:span text:style-name="T2"></text:span> Rd</text:p>
      <text:p text:style-name="P5">EOR Rd, Rn, &lt;operand2&gt;<text:tab/>R<text:span text:style-name="T3">n</text:span><text:span text:style-name="T5"> </text:span><text:span text:style-name="T6">X</text:span><text:span text:style-name="T8">OR</text:span><text:span text:style-name="T5"> </text:span><text:span text:style-name="T7">V</text:span>aleur spécifiée par &lt;operand2&gt; <text:span text:style-name="T2"></text:span> Rd</text:p>
      <text:p text:style-name="P5">MVN Rd, &lt;operand2&gt;<text:tab/><text:span text:style-name="T12">NO</text:span><text:span text:style-name="T17">T</text:span><text:span text:style-name="T12">(</text:span><text:span text:style-name="T7">V</text:span>aleur spécifiée par &lt;operand2&gt;<text:span text:style-name="T12">)</text:span> <text:span text:style-name="T2"></text:span> Rd</text:p>
      <text:p text:style-name="P5">LSL Rd, Rn, &lt;operand2&gt;<text:tab/>Décale la valeur du registre <text:span text:style-name="T12">R</text:span>n de &lt;operand2&gt; bit(s) vers la gauche <text:span text:style-name="T2"></text:span> Rd</text:p>
      <text:p text:style-name="P5">LSR Rd, Rn, &lt;operand2&gt;<text:tab/>Décale la valeur du registre <text:span text:style-name="T12">R</text:span>n de &lt;operand2&gt; bit(s) vers la <text:span text:style-name="T12">droit</text:span>e <text:span text:style-name="T2"></text:span> Rd</text:p>
      <text:h text:style-name="P9" text:outline-level="3">Fin du programme</text:h>
      <text:p text:style-name="P6">HALT<text:tab/>Arrête l’exécution du programme.</text:p>
      <text:h text:style-name="Heading_20_3" text:outline-level="3">Entrées-sorties</text:h>
      <text:p text:style-name="P1">INP Rd,2<text:tab/><text:span text:style-name="T13">L</text:span>i<text:span text:style-name="T12">t</text:span> un nombre <text:span text:style-name="T12">au clavier et le stocke </text:span>dans le registre <text:span text:style-name="T12">R</text:span>d.</text:p>
      <text:p text:style-name="P1">OUT Rd,4<text:tab/><text:span text:style-name="T13">A</text:span><text:span text:style-name="T12">ffiche</text:span> l<text:span text:style-name="T12">a valeur</text:span> du registre <text:span text:style-name="T12">R</text:span>d <text:span text:style-name="T13">comme nombre signé</text:span>.</text:p>
      <text:p text:style-name="P7">OUT Rd,<text:span text:style-name="T13">5<text:tab/>A</text:span><text:span text:style-name="T12">ffiche</text:span><text:span text:style-name="T13"> l</text:span><text:span text:style-name="T12">a valeur</text:span><text:span text:style-name="T13"> du registre </text:span><text:span text:style-name="T12">R</text:span><text:span text:style-name="T13">d comme nombre </text:span><text:span text:style-name="T17">non </text:span><text:span text:style-name="T13">signé.</text:span></text:p>
      <text:p text:style-name="P7">OUT Rd,<text:span text:style-name="T13">6<text:tab/>A</text:span><text:span text:style-name="T12">ffiche</text:span><text:span text:style-name="T13"> l</text:span><text:span text:style-name="T12">a valeur</text:span><text:span text:style-name="T13"> du registre </text:span><text:span text:style-name="T12">R</text:span><text:span text:style-name="T13">d comme nombre </text:span><text:span text:style-name="T14">hexadécimal.</text:span></text:p>
      <text:p text:style-name="P7">OUT Rd,<text:span text:style-name="T14">7</text:span><text:tab/><text:span text:style-name="T13">A</text:span><text:span text:style-name="T12">ffiche</text:span> l<text:span text:style-name="T12">a valeur</text:span> du registre <text:span text:style-name="T12">R</text:span>d <text:span text:style-name="T13">comme </text:span><text:span text:style-name="T14">caractère </text:span><text:span text:style-name="T15">Latin1</text:span>.</text:p>
      <text:h text:style-name="P10" text:outline-level="3"><text:span text:style-name="T20">Registre d’état (NZCV) <text:s/></text:span><text:span text:style-name="T24">(u</text:span><text:span text:style-name="T23">niquement mis à jour par l’instruction CMP</text:span><text:span text:style-name="T24">)</text:span></text:h>
      <text:p text:style-name="P13">Par exemple, <text:span text:style-name="T22">si on exécute : </text:span>CMP Rm,Rn</text:p>
      <text:p text:style-name="P11">S<text:span text:style-name="T20">i Rm </text:span><text:span text:style-name="T21">−</text:span><text:span text:style-name="T20"> Rn = 0</text:span><text:tab/><text:span text:style-name="T20">Le drapeau Z(éro) est levé, c’est à dire mis à 1</text:span>. <text:span text:style-name="T20">Sinon, il est mis à 0.</text:span></text:p>
      <text:p text:style-name="P12"><text:span text:style-name="T22">Si </text:span><text:span text:style-name="T20">Rm </text:span><text:span text:style-name="T21">−</text:span><text:span text:style-name="T20"> Rn &lt; 0</text:span><text:span text:style-name="T13"><text:tab/></text:span><text:span text:style-name="T20">Le drapeau </text:span><text:span text:style-name="T22">N</text:span><text:span text:style-name="T20">(é</text:span><text:span text:style-name="T22">gatif</text:span><text:span text:style-name="T20">) est levé, c’est à dire mis à 1</text:span><text:span text:style-name="T13">. </text:span><text:span text:style-name="T20">Sinon, il est mis à 0.</text:span></text:p>
      <text:p text:style-name="Standard"><text:span text:style-name="T27">L’état des</text:span><text:span text:style-name="T25"> </text:span>drapeaux<text:span text:style-name="T25"> C(arry) et </text:span><text:span text:style-name="T26">(</text:span><text:span text:style-name="T25">o</text:span><text:span text:style-name="T26">)</text:span><text:span text:style-name="T25">V</text:span><text:span text:style-name="T26">(</text:span><text:span text:style-name="T25">er</text:span><text:span text:style-name="T26">flow) </text:span><text:span text:style-name="T27">est</text:span><text:span text:style-name="T26"> plus délicat à </text:span><text:span text:style-name="T27">interpréter. </text:span><text:span text:style-name="T28">Ces drapeaux</text:span><text:span text:style-name="T26"> </text:span><text:span text:style-name="T27">indiquent</text:span><text:span text:style-name="T26"> un dépassement de capacité dans le cas d’un calcul non signé ou sign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2:35:49.962596458</meta:creation-date>
    <dc:date>2024-03-05T12:32:19.572970236</dc:date>
    <meta:editing-duration>PT1H44M44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438" meta:character-count="2452" meta:non-whitespace-character-count="2045"/>
  </office:meta>
</office:document-meta>
</file>